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66ff99"/>
    </style:style>
    <style:style style:name="P2" style:family="paragraph" style:parent-style-name="Standard">
      <style:text-properties fo:color="#000000" fo:background-color="#66ff99"/>
    </style:style>
    <style:style style:name="P3" style:family="paragraph" style:parent-style-name="Standard">
      <style:text-properties fo:font-size="7pt" style:font-size-asian="7pt" style:font-size-complex="7pt"/>
    </style:style>
    <style:style style:name="P4" style:family="paragraph" style:parent-style-name="Standard">
      <style:text-properties fo:font-size="8pt" style:font-size-asian="8pt" style:font-size-complex="8pt"/>
    </style:style>
    <style:style style:name="T1" style:family="text">
      <style:text-properties fo:background-color="#66ff99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crosoft Windows [version 10.0.19043.1466]</text:p>
      <text:p text:style-name="Standard">(c) Microsoft Corporation. Tous droits réservés.</text:p>
      <text:p text:style-name="Standard"/>
      <text:p text:style-name="P1">C:\Users\Lenovo&gt;npm install vue</text:p>
      <text:p text:style-name="Standard"/>
      <text:p text:style-name="P4">added 21 packages, and audited 22 packages in 3s</text:p>
      <text:p text:style-name="P4">1 package is looking for funding</text:p>
      <text:p text:style-name="P4"><text:s text:c="2"/>run `npm fund` for details</text:p>
      <text:p text:style-name="P4">found 0 vulnerabilities</text:p>
      <text:p text:style-name="P4">npm notice</text:p>
      <text:p text:style-name="P4">npm notice New minor version of npm available! 8.1.2 -&gt; 8.4.1</text:p>
      <text:p text:style-name="P4">npm notice Changelog: https://github.com/npm/cli/releases/tag/v8.4.1</text:p>
      <text:p text:style-name="P4">npm notice Run npm install -g npm@8.4.1 to update!</text:p>
      <text:p text:style-name="P4">npm notice</text:p>
      <text:p text:style-name="Standard"/>
      <text:p text:style-name="P2">C:\Users\Lenovo&gt;npm install -g @vue/cli</text:p>
      <text:p text:style-name="P3">npm WARN deprecated source-map-url@0.4.1: See https://github.com/lydell/source-map-url#deprecated</text:p>
      <text:p text:style-name="P3">npm WARN deprecated urix@0.1.0: Please see https://github.com/lydell/urix#deprecated</text:p>
      <text:p text:style-name="P3">npm WARN deprecated har-validator@5.1.5: this library is no longer supported</text:p>
      <text:p text:style-name="P3">npm WARN deprecated resolve-url@0.2.1: https://github.com/lydell/resolve-url#deprecated</text:p>
      <text:p text:style-name="P3">npm WARN deprecated source-map-resolve@0.5.3: See https://github.com/lydell/source-map-resolve#deprecated</text:p>
      <text:p text:style-name="P3">npm WARN deprecated @hapi/topo@3.1.6: This version has been deprecated and is no longer supported or maintained</text:p>
      <text:p text:style-name="P3">npm WARN deprecated @hapi/bourne@1.3.2: This version has been deprecated and is no longer supported or maintained</text:p>
      <text:p text:style-name="P3">npm WARN deprecated apollo-tracing@0.15.0: The `apollo-tracing` package is no longer part of Apollo Server 3. See https://www.apollographql.com/docs/apollo-server/migration/#tracing for details</text:p>
      <text:p text:style-name="P3">npm WARN deprecated graphql-extensions@0.15.0: The `graphql-extensions` API has been removed from Apollo Server 3. Use the plugin API instead: https://www.apollographql.com/docs/apollo-server/integrations/plugins/</text:p>
      <text:p text:style-name="P3">npm WARN deprecated @hapi/address@2.1.4: Moved to 'npm install @sideway/address'</text:p>
      <text:p text:style-name="P3">npm WARN deprecated apollo-cache-control@0.14.0: The functionality provided by the `apollo-cache-control` package is built in to `apollo-server-core` starting with Apollo Server 3. See https://www.apollographql.com/docs/apollo-server/migration/#cachecontrol for details.</text:p>
      <text:p text:style-name="P3">npm WARN deprecated uuid@3.4.0: Please upgrade <text:s/>to version 7 or higher. <text:s/>Older versions may use Math.random() in certain circumstances, which is known to be problematic. <text:s/>See https://v8.dev/blog/math-random for details.</text:p>
      <text:p text:style-name="P3">npm WARN deprecated uuid@3.4.0: Please upgrade <text:s/>to version 7 or higher. <text:s/>Older versions may use Math.random() in certain circumstances, which is known to be problematic. <text:s/>See https://v8.dev/blog/math-random for details.</text:p>
      <text:p text:style-name="P3">npm WARN deprecated request@2.88.2: request has been deprecated, see https://github.com/request/request/issues/3142</text:p>
      <text:p text:style-name="P3">npm WARN deprecated @hapi/hoek@8.5.1: This version has been deprecated and is no longer supported or maintained</text:p>
      <text:p text:style-name="P3">npm WARN deprecated @hapi/joi@15.1.1: Switch to 'npm install joi'</text:p>
      <text:p text:style-name="Standard"><text:span text:style-name="T3">npm WARN deprecated graphql-tools@4.0.8: This package has been deprecated and now it only exports makeExecutableSchema.\nAnd it will no longer receive updates.\nWe recommend you to migrate to scoped packages such as @graphql-tools/schema, @graphql-tools/utils and etc.\nCheck out https://www.graphql</text:span><text:span text:style-name="T2">-tools.com </text:span><text:span text:style-name="T5">to learn what package you should use instead</text:span></text:p>
      <text:p text:style-name="P4">added 945 packages, and audited 946 packages in 1m</text:p>
      <text:p text:style-name="P4">68 packages are looking for funding</text:p>
      <text:p text:style-name="P4"><text:s text:c="2"/>run `npm fund` for details</text:p>
      <text:p text:style-name="P4">13 vulnerabilities (6 moderate, 7 high)</text:p>
      <text:p text:style-name="P4">Some issues need review, and may require choosing</text:p>
      <text:p text:style-name="P4">a different dependency.</text:p>
      <text:p text:style-name="P4">Run `npm audit` for details.</text:p>
      <text:p text:style-name="Standard"/>
      <text:p text:style-name="P1">C:\Users\Lenovo&gt;npm -version</text:p>
      <text:p text:style-name="Standard">8.1.2</text:p>
      <text:p text:style-name="Standard"/>
      <text:p text:style-name="P1">C:\Users\Lenovo&gt;vue -V</text:p>
      <text:p text:style-name="Standard">@vue/cli 4.5.15</text:p>
      <text:p text:style-name="Standard"/>
      <text:p text:style-name="P1">C:\Users\Lenovo&gt;vue create projetvue</text:p>
      <text:p text:style-name="Standard"/>
      <text:p text:style-name="Standard">Vue CLI v4.5.15</text:p>
      <text:p text:style-name="Standard">? Please pick a preset: <text:span text:style-name="T1">Manually select features</text:span></text:p>
      <text:p text:style-name="Standard">? Check the features needed for your project: <text:span text:style-name="T1">Choose Vue version, Babel, Router, Linter</text:span></text:p>
      <text:p text:style-name="Standard">? Choose a version of Vue.js that you want to start the project with <text:span text:style-name="T1">3.x</text:span></text:p>
      <text:p text:style-name="Standard">? Use history mode for router? (Requires proper server setup for index fallback in production)<text:span text:style-name="T1"> No</text:span></text:p>
      <text:p text:style-name="Standard">? Pick a linter / formatter config: <text:span text:style-name="T1">Prettier</text:span></text:p>
      <text:p text:style-name="Standard">? Pick additional lint features: <text:span text:style-name="T1">Lint on save</text:span></text:p>
      <text:p text:style-name="Standard">? Where do you prefer placing config for Babel, ESLint, etc.? <text:span text:style-name="T1">In dedicated config files</text:span></text:p>
      <text:p text:style-name="Standard">? Save this as a preset for future projects? <text:span text:style-name="T1">No</text:span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P3">Vue CLI v4.5.15</text:p>
      <text:p text:style-name="P3">✨ <text:s/>Creating project in C:\Users\Lenovo\projetvue.</text:p>
      <text:p text:style-name="P3">🗃 <text:s/>Initializing git repository...</text:p>
      <text:p text:style-name="P3">⚙️ <text:s/>Installing CLI plugins. This might take a while...</text:p>
      <text:p text:style-name="P3"/>
      <text:p text:style-name="P3">added 1282 packages, and audited 1283 packages in 1m</text:p>
      <text:p text:style-name="P3">86 packages are looking for funding</text:p>
      <text:p text:style-name="P3"><text:s text:c="2"/>run `npm fund` for details</text:p>
      <text:p text:style-name="P3"/>
      <text:p text:style-name="P3">70 vulnerabilities (2 low, 57 moderate, 11 high)</text:p>
      <text:p text:style-name="P3"/>
      <text:p text:style-name="P3">To address issues that do not require attention, run:</text:p>
      <text:p text:style-name="P3"><text:s text:c="2"/>npm audit fix</text:p>
      <text:p text:style-name="P3"/>
      <text:p text:style-name="P3">To address all issues (including breaking changes), run:</text:p>
      <text:p text:style-name="P3"><text:s text:c="2"/>npm audit fix --force</text:p>
      <text:p text:style-name="P3"/>
      <text:p text:style-name="P3">Run `npm audit` for details.</text:p>
      <text:p text:style-name="P3">🚀 <text:s/>Invoking generators...</text:p>
      <text:p text:style-name="P3">📦 <text:s/>Installing additional dependencies..</text:p>
      <text:p text:style-name="P3">added 81 packages, and audited 1364 packages in 16s</text:p>
      <text:p text:style-name="P3"/>
      <text:p text:style-name="P3">93 packages are looking for funding</text:p>
      <text:p text:style-name="P3"><text:s text:c="2"/>run `npm fund` for details</text:p>
      <text:p text:style-name="P3"/>
      <text:p text:style-name="P3">72 vulnerabilities (61 moderate, 11 high)</text:p>
      <text:p text:style-name="P3"/>
      <text:p text:style-name="P3">To address issues that do not require attention, run:</text:p>
      <text:p text:style-name="P3"><text:s text:c="2"/>npm audit fix</text:p>
      <text:p text:style-name="P3"/>
      <text:p text:style-name="P3">To address all issues (including breaking changes), run:</text:p>
      <text:p text:style-name="P3"><text:s text:c="2"/>npm audit fix --force</text:p>
      <text:p text:style-name="P3"/>
      <text:p text:style-name="P3">Run `npm audit` for details.</text:p>
      <text:p text:style-name="P3">⚓ <text:s/>Running completion hooks...</text:p>
      <text:p text:style-name="P3"/>
      <text:p text:style-name="P3">📄 <text:s/>Generating README.md...</text:p>
      <text:p text:style-name="P3"/>
      <text:p text:style-name="P3">🎉 <text:s/>Successfully created project projetvue.</text:p>
      <text:p text:style-name="P3">👉 <text:s/>Get started with the following commands:</text:p>
      <text:p text:style-name="P3"/>
      <text:p text:style-name="P3"><text:s/>$ cd projetvue</text:p>
      <text:p text:style-name="P3"><text:s/>$ npm run serve</text:p>
      <text:p text:style-name="P3"/>
      <text:p text:style-name="P3"/>
      <text:p text:style-name="P1">C:\Users\Lenovo&gt;cd projetvue</text:p>
      <text:p text:style-name="Standard"/>
      <text:p text:style-name="P1">C:\Users\Lenovo\projetvue&gt;code .</text:p>
      <text:p text:style-name="Standard"/>
      <text:p text:style-name="P1">C:\Users\Lenovo\projetvue&gt;npm run serve</text:p>
      <text:p text:style-name="Standard"/>
      <text:p text:style-name="Standard">&gt; projetvue@0.1.0 serve</text:p>
      <text:p text:style-name="Standard">&gt; vue-cli-service serve</text:p>
      <text:p text:style-name="Standard"/>
      <text:p text:style-name="Standard"><text:s/>INFO <text:s/>Starting development server...</text:p>
      <text:p text:style-name="Standard">98% after emitting CopyPlugin</text:p>
      <text:p text:style-name="Standard"/>
      <text:p text:style-name="Standard"><text:s/>DONE <text:s/>Compiled successfully in 5102ms <text:s text:c="73"/>11:09:37</text:p>
      <text:p text:style-name="Standard"/>
      <text:p text:style-name="Standard"><text:s text:c="2"/>App running at:</text:p>
      <text:p text:style-name="Standard"><text:s text:c="2"/>- Local: <text:s text:c="2"/>http://localhost:8080/</text:p>
      <text:p text:style-name="Standard"><text:s text:c="2"/>- Network: http://192.168.90.166:8080/</text:p>
      <text:p text:style-name="Standard"/>
      <text:p text:style-name="Standard"><text:s text:c="2"/>Note that the development build is not optimized.</text:p>
      <text:p text:style-name="Standard"><text:s text:c="2"/>To create a production build, run npm run bui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emie callay</meta:initial-creator>
    <meta:creation-date>2022-02-07T11:11:49.07</meta:creation-date>
    <meta:document-statistic meta:table-count="0" meta:image-count="0" meta:object-count="0" meta:page-count="2" meta:paragraph-count="94" meta:word-count="714" meta:character-count="5488"/>
    <dc:date>2022-02-07T11:22:13.40</dc:date>
    <dc:creator>jeremie callay</dc:creator>
    <meta:editing-duration>PT10M26S</meta:editing-duration>
    <meta:editing-cycles>1</meta:editing-cycles>
    <meta:generator>OpenOffice/4.1.10$Win32 OpenOffice.org_project/4110m2$Build-9807</meta:generator>
  </office:meta>
</office:document-meta>
</file>